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20.32mm"/>
    </style:style>
    <style:style style:name="co4" style:family="table-column">
      <style:table-column-properties fo:break-before="auto" style:column-width="16.9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88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 table:print-ranges="Jeu1.B1:Jeu1.H12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7" table:number-rows-spanned="1">
            <text:p>c13 : jeu de tests</text:p>
          </table:table-cell>
          <table:covered-table-cell table:number-columns-repeated="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Nb 1</text:p>
          </table:table-cell>
          <table:table-cell table:style-name="ce3" office:value-type="string" calcext:value-type="string">
            <text:p>Nb 2</text:p>
          </table:table-cell>
          <table:table-cell table:style-name="ce3" office:value-type="string" calcext:value-type="string">
            <text:p>Nb 3</text:p>
          </table:table-cell>
          <table:table-cell table:style-name="ce3" office:value-type="string" calcext:value-type="string">
            <text:p>Plus petit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table:number-columns-repeated="4"/>
          <table:table-cell table:style-name="ce4"/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table:number-columns-repeated="4"/>
          <table:table-cell table:style-name="ce4"/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table:number-columns-repeated="4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table:number-columns-repeated="4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table:number-columns-repeated="4"/>
          <table:table-cell table:style-name="ce4" table:number-columns-repeated="2"/>
          <table:table-cell table:number-columns-repeated="1015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9-20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21:47:53.9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9-20T21:48:16.956000000</dc:date>
    <meta:editing-duration>PT1H22M44S</meta:editing-duration>
    <meta:editing-cycles>24</meta:editing-cycles>
    <meta:generator>LibreOffice/4.4.7.2$Windows_x86 LibreOffice_project/f3153a8b245191196a4b6b9abd1d0da16eead600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8" meta:object-count="0"/>
  </office:meta>
</office:document-meta>
</file>